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702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5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de59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4"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FarnellPartNo</text:p>
          </table:table-cell>
          <table:table-cell table:style-name="ce1"/>
          <table:table-cell table:style-name="ce1" office:value-type="string" calcext:value-type="string">
            <text:p>Datasheet</text:p>
          </table:table-cell>
          <table:table-cell table:style-name="ce16" office:value-type="string" calcext:value-type="string">
            <text:p>CostExVAT</text:p>
          </table:table-cell>
          <table:table-cell table:style-name="ce1" office:value-type="string" calcext:value-type="string">
            <text:p>PrechargeQty</text:p>
          </table:table-cell>
          <table:table-cell table:style-name="ce1" office:value-type="string" calcext:value-type="string">
            <text:p>TSALQty</text:p>
          </table:table-cell>
          <table:table-cell table:style-name="ce1" office:value-type="string" calcext:value-type="string">
            <text:p>HVSenseQty</text:p>
          </table:table-cell>
          <table:table-cell table:style-name="ce1" office:value-type="string" calcext:value-type="string">
            <text:p>MinQty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DC-DC converter</text:p>
          </table:table-cell>
          <table:table-cell table:style-name="ce8" office:value-type="string" calcext:value-type="string">
            <text:p>MPWF1212S-3W</text:p>
          </table:table-cell>
          <table:table-cell office:value-type="float" office:value="3652712" calcext:value-type="float">
            <text:p>3652712</text:p>
          </table:table-cell>
          <table:table-cell/>
          <table:table-cell office:value-type="string" calcext:value-type="string">
            <text:p>https://www.farnell.com/datasheets/3195172.pdf</text:p>
          </table:table-cell>
          <table:table-cell office:value-type="currency" office:currency="GBP" office:value="4.61" calcext:value-type="currency">
            <text:p>£4.6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1" table:formula="of:=[.F2]*MAX([.G2]+[.H2]+[.I2];[.J2])" office:value-type="currency" office:currency="GBP" office:value="9.22" calcext:value-type="currency">
            <text:p>£9.2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ower resistor</text:p>
          </table:table-cell>
          <table:table-cell table:style-name="ce8" office:value-type="string" calcext:value-type="string">
            <text:p>HSA50680RJ</text:p>
          </table:table-cell>
          <table:table-cell office:value-type="float" office:value="2058970" calcext:value-type="float">
            <text:p>2058970</text:p>
          </table:table-cell>
          <table:table-cell/>
          <table:table-cell office:value-type="string" calcext:value-type="string">
            <text:p>https://www.farnell.com/datasheets/1498243.pdf</text:p>
          </table:table-cell>
          <table:table-cell office:value-type="currency" office:currency="GBP" office:value="4.07" calcext:value-type="currency">
            <text:p>£4.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F3]*MAX([.G3]+[.H3]+[.I3];[.J3])" office:value-type="currency" office:currency="GBP" office:value="4.07" calcext:value-type="currency">
            <text:p>£4.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seholder clip</text:p>
          </table:table-cell>
          <table:table-cell table:style-name="ce8" office:value-type="float" office:value="8040.0001" calcext:value-type="float">
            <text:p>8040.0001</text:p>
          </table:table-cell>
          <table:table-cell office:value-type="float" office:value="1829517" calcext:value-type="float">
            <text:p>1829517</text:p>
          </table:table-cell>
          <table:table-cell/>
          <table:table-cell office:value-type="string" calcext:value-type="string">
            <text:p>https://www.farnell.com/datasheets/2349362.pdf</text:p>
          </table:table-cell>
          <table:table-cell office:value-type="currency" office:currency="GBP" office:value="0.844" calcext:value-type="currency">
            <text:p>£0.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F4]*MAX([.G4]+[.H4]+[.I4];[.J4])" office:value-type="currency" office:currency="GBP" office:value="8.44" calcext:value-type="currency">
            <text:p>£8.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se</text:p>
          </table:table-cell>
          <table:table-cell table:style-name="ce8" office:value-type="string" calcext:value-type="string">
            <text:p>70-125-40/2A</text:p>
          </table:table-cell>
          <table:table-cell office:value-type="float" office:value="1175103" calcext:value-type="float">
            <text:p>1175103</text:p>
          </table:table-cell>
          <table:table-cell/>
          <table:table-cell office:value-type="string" calcext:value-type="string">
            <text:p>https://www.farnell.com/datasheets/54183.pdf</text:p>
          </table:table-cell>
          <table:table-cell office:value-type="currency" office:currency="GBP" office:value="3.43" calcext:value-type="currency">
            <text:p>£3.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F5]*MAX([.G5]+[.H5]+[.I5];[.J5])" office:value-type="currency" office:currency="GBP" office:value="3.43" calcext:value-type="currency">
            <text:p>£3.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ocoupler</text:p>
          </table:table-cell>
          <table:table-cell table:style-name="ce8" office:value-type="float" office:value="140817141410" calcext:value-type="float">
            <text:p>140817141410</text:p>
          </table:table-cell>
          <table:table-cell office:value-type="float" office:value="3619675" calcext:value-type="float">
            <text:p>3619675</text:p>
          </table:table-cell>
          <table:table-cell/>
          <table:table-cell office:value-type="string" calcext:value-type="string">
            <text:p>https://www.farnell.com/datasheets/3177005.pdf</text:p>
          </table:table-cell>
          <table:table-cell office:value-type="currency" office:currency="GBP" office:value="0.204" calcext:value-type="currency">
            <text:p>£0.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table:formula="of:=[.F6]*MAX([.G6]+[.H6]+[.I6];[.J6])" office:value-type="currency" office:currency="GBP" office:value="1.02" calcext:value-type="currency">
            <text:p>£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all relays</text:p>
          </table:table-cell>
          <table:table-cell table:style-name="ce8" office:value-type="string" calcext:value-type="string">
            <text:p>G5Q-1EU DC12</text:p>
          </table:table-cell>
          <table:table-cell office:value-type="float" office:value="4446434" calcext:value-type="float">
            <text:p>4446434</text:p>
          </table:table-cell>
          <table:table-cell/>
          <table:table-cell office:value-type="string" calcext:value-type="string">
            <text:p>https://www.farnell.com/datasheets/2182433.pdf</text:p>
          </table:table-cell>
          <table:table-cell office:value-type="currency" office:currency="GBP" office:value="1.28" calcext:value-type="currency">
            <text:p>£1.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F7]*MAX([.G7]+[.H7]+[.I7];[.J7])" office:value-type="currency" office:currency="GBP" office:value="2.56" calcext:value-type="currency">
            <text:p>£2.56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Updated small relay</text:p>
          </table:table-cell>
          <table:table-cell table:style-name="ce9" office:value-type="string" calcext:value-type="string">
            <text:p>PCH-112L2MH</text:p>
          </table:table-cell>
          <table:table-cell table:style-name="ce7" office:value-type="float" office:value="9659331" calcext:value-type="float">
            <text:p>9659331</text:p>
          </table:table-cell>
          <table:table-cell table:style-name="ce7"/>
          <table:table-cell table:style-name="ce7" office:value-type="string" calcext:value-type="string">
            <text:p>https://www.farnell.com/datasheets/1922598.pdf</text:p>
          </table:table-cell>
          <table:table-cell table:style-name="ce12" office:value-type="currency" office:currency="GBP" office:value="1.52" calcext:value-type="currency">
            <text:p>£1.52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2" table:formula="of:=[.F8]*MAX([.G8]+[.H8]+[.I8];[.J8])" office:value-type="currency" office:currency="GBP" office:value="3.04" calcext:value-type="currency">
            <text:p>£3.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u</text:p>
          </table:table-cell>
          <table:table-cell table:style-name="ce8" office:value-type="string" calcext:value-type="string">
            <text:p>MCGPR50V106M5X11</text:p>
          </table:table-cell>
          <table:table-cell office:value-type="float" office:value="9451382" calcext:value-type="float">
            <text:p>9451382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table:formula="of:=[.F9]*MAX([.G9]+[.H9]+[.I9];[.J9])" office:value-type="currency" office:currency="GBP" office:value="0.35" calcext:value-type="currency">
            <text:p>£0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3u</text:p>
          </table:table-cell>
          <table:table-cell table:style-name="ce8" office:value-type="string" calcext:value-type="string">
            <text:p>MCGPR50V335M5X11</text:p>
          </table:table-cell>
          <table:table-cell office:value-type="float" office:value="1902898" calcext:value-type="float">
            <text:p>1902898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F10]*MAX([.G10]+[.H10]+[.I10];[.J10])" office:value-type="currency" office:currency="GBP" office:value="0.05" calcext:value-type="currency">
            <text:p>£0.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.7u</text:p>
          </table:table-cell>
          <table:table-cell table:style-name="ce8" office:value-type="string" calcext:value-type="string">
            <text:p>MCGPR50V475M5X11</text:p>
          </table:table-cell>
          <table:table-cell office:value-type="float" office:value="9451374" calcext:value-type="float">
            <text:p>9451374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F11]*MAX([.G11]+[.H11]+[.I11];[.J11])" office:value-type="currency" office:currency="GBP" office:value="0.05" calcext:value-type="currency">
            <text:p>£0.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u</text:p>
          </table:table-cell>
          <table:table-cell table:style-name="ce8" office:value-type="string" calcext:value-type="string">
            <text:p>MCGPR25V226M5X11</text:p>
          </table:table-cell>
          <table:table-cell office:value-type="float" office:value="9451161" calcext:value-type="float">
            <text:p>9451161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1" table:formula="of:=[.F12]*MAX([.G12]+[.H12]+[.I12];[.J12])" office:value-type="currency" office:currency="GBP" office:value="0.1" calcext:value-type="currency">
            <text:p>£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u</text:p>
          </table:table-cell>
          <table:table-cell table:style-name="ce8" office:value-type="string" calcext:value-type="string">
            <text:p>MCGPR25V107M6.3X11</text:p>
          </table:table-cell>
          <table:table-cell office:value-type="float" office:value="9451188" calcext:value-type="float">
            <text:p>9451188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9" calcext:value-type="currency">
            <text:p>£0.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F13]*MAX([.G13]+[.H13]+[.I13];[.J13])" office:value-type="currency" office:currency="GBP" office:value="0.45" calcext:value-type="currency">
            <text:p>£0.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n</text:p>
          </table:table-cell>
          <table:table-cell table:style-name="ce8" office:value-type="string" calcext:value-type="string">
            <text:p>MC0603B104K500CT</text:p>
          </table:table-cell>
          <table:table-cell office:value-type="float" office:value="1759122" calcext:value-type="float">
            <text:p>1759122</text:p>
          </table:table-cell>
          <table:table-cell/>
          <table:table-cell office:value-type="string" calcext:value-type="string">
            <text:p>https://www.farnell.com/datasheets/2860632.pdf</text:p>
          </table:table-cell>
          <table:table-cell office:value-type="currency" office:currency="GBP" office:value="0.03" calcext:value-type="currency">
            <text:p>£0.0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1" table:formula="of:=[.F14]*MAX([.G14]+[.H14]+[.I14];[.J14])" office:value-type="currency" office:currency="GBP" office:value="0.39" calcext:value-type="currency">
            <text:p>£0.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ode</text:p>
          </table:table-cell>
          <table:table-cell table:style-name="ce8" office:value-type="string" calcext:value-type="string">
            <text:p>SS14+</text:p>
          </table:table-cell>
          <table:table-cell office:value-type="float" office:value="2675133" calcext:value-type="float">
            <text:p>2675133</text:p>
          </table:table-cell>
          <table:table-cell/>
          <table:table-cell office:value-type="string" calcext:value-type="string">
            <text:p>https://www.farnell.com/datasheets/2861407.pdf</text:p>
          </table:table-cell>
          <table:table-cell office:value-type="currency" office:currency="GBP" office:value="0.141" calcext:value-type="currency">
            <text:p>£0.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 table:formula="of:=[.F15]*MAX([.G15]+[.H15]+[.I15];[.J15])" office:value-type="currency" office:currency="GBP" office:value="0.705" calcext:value-type="currency">
            <text:p>£0.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ode</text:p>
          </table:table-cell>
          <table:table-cell table:style-name="ce8" office:value-type="string" calcext:value-type="string">
            <text:p>BAT54WFILM</text:p>
          </table:table-cell>
          <table:table-cell office:value-type="float" office:value="3214563" calcext:value-type="float">
            <text:p>3214563</text:p>
          </table:table-cell>
          <table:table-cell/>
          <table:table-cell office:value-type="string" calcext:value-type="string">
            <text:p>https://www.farnell.com/datasheets/2124315.pdf</text:p>
          </table:table-cell>
          <table:table-cell office:value-type="currency" office:currency="GBP" office:value="0.216" calcext:value-type="currency">
            <text:p>£0.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table:formula="of:=[.F16]*MAX([.G16]+[.H16]+[.I16];[.J16])" office:value-type="currency" office:currency="GBP" office:value="3.024" calcext:value-type="currency">
            <text:p>£3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 LED</text:p>
          </table:table-cell>
          <table:table-cell table:style-name="ce8" office:value-type="string" calcext:value-type="string">
            <text:p>MP008277</text:p>
          </table:table-cell>
          <table:table-cell office:value-type="float" office:value="3796306" calcext:value-type="float">
            <text:p>3796306</text:p>
          </table:table-cell>
          <table:table-cell/>
          <table:table-cell office:value-type="string" calcext:value-type="string">
            <text:p>https://www.farnell.com/datasheets/3497874.pdf</text:p>
          </table:table-cell>
          <table:table-cell office:value-type="currency" office:currency="GBP" office:value="0.073" calcext:value-type="currency">
            <text:p>£0.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 table:formula="of:=[.F17]*MAX([.G17]+[.H17]+[.I17];[.J17])" office:value-type="currency" office:currency="GBP" office:value="0.365" calcext:value-type="currency">
            <text:p>£0.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en LED</text:p>
          </table:table-cell>
          <table:table-cell table:style-name="ce8" office:value-type="string" calcext:value-type="string">
            <text:p>MC011367</text:p>
          </table:table-cell>
          <table:table-cell office:value-type="float" office:value="3015160" calcext:value-type="float">
            <text:p>3015160</text:p>
          </table:table-cell>
          <table:table-cell/>
          <table:table-cell office:value-type="string" calcext:value-type="string">
            <text:p>https://www.farnell.com/datasheets/2864184.pdf</text:p>
          </table:table-cell>
          <table:table-cell office:value-type="currency" office:currency="GBP" office:value="0.026" calcext:value-type="currency">
            <text:p>£0.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table:formula="of:=[.F18]*MAX([.G18]+[.H18]+[.I18];[.J18])" office:value-type="currency" office:currency="GBP" office:value="0.156" calcext:value-type="currency">
            <text:p>£0.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N BJT</text:p>
          </table:table-cell>
          <table:table-cell table:style-name="ce8" office:value-type="string" calcext:value-type="string">
            <text:p>BC846A,215</text:p>
          </table:table-cell>
          <table:table-cell office:value-type="float" office:value="1081228" calcext:value-type="float">
            <text:p>1081228</text:p>
          </table:table-cell>
          <table:table-cell table:number-columns-repeated="2"/>
          <table:table-cell office:value-type="currency" office:currency="GBP" office:value="0.107" calcext:value-type="currency">
            <text:p>£0.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 table:formula="of:=[.F19]*MAX([.G19]+[.H19]+[.I19];[.J19])" office:value-type="currency" office:currency="GBP" office:value="0.535" calcext:value-type="currency">
            <text:p>£0.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NP BJT</text:p>
          </table:table-cell>
          <table:table-cell table:style-name="ce8" office:value-type="string" calcext:value-type="string">
            <text:p>BC856A</text:p>
          </table:table-cell>
          <table:table-cell office:value-type="float" office:value="1798064" calcext:value-type="float">
            <text:p>1798064</text:p>
          </table:table-cell>
          <table:table-cell/>
          <table:table-cell office:value-type="string" calcext:value-type="string">
            <text:p>https://www.farnell.com/datasheets/2915414.pdf</text:p>
          </table:table-cell>
          <table:table-cell office:value-type="currency" office:currency="GBP" office:value="0.086" calcext:value-type="currency">
            <text:p>£0.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 table:formula="of:=[.F20]*MAX([.G20]+[.H20]+[.I20];[.J20])" office:value-type="currency" office:currency="GBP" office:value="0.43" calcext:value-type="currency">
            <text:p>£0.4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igger MOSFETS</text:p>
          </table:table-cell>
          <table:table-cell table:style-name="ce14" office:value-type="string" calcext:value-type="string">
            <text:p>BUK7M9R5-40HX</text:p>
          </table:table-cell>
          <table:table-cell office:value-type="float" office:value="3020973" calcext:value-type="float">
            <text:p>3020973</text:p>
          </table:table-cell>
          <table:table-cell table:number-columns-repeated="2"/>
          <table:table-cell office:value-type="currency" office:currency="GBP" office:value="0.274" calcext:value-type="currency">
            <text:p>£0.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table:formula="of:=[.F21]*MAX([.G21]+[.H21]+[.I21];[.J21])" office:value-type="currency" office:currency="GBP" office:value="0.822" calcext:value-type="currency">
            <text:p>£0.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all MOSFETs</text:p>
          </table:table-cell>
          <table:table-cell table:style-name="ce8" office:value-type="string" calcext:value-type="string">
            <text:p>XP262N7002TR-G</text:p>
          </table:table-cell>
          <table:table-cell office:value-type="float" office:value="3534793" calcext:value-type="float">
            <text:p>3534793</text:p>
          </table:table-cell>
          <table:table-cell/>
          <table:table-cell office:value-type="string" calcext:value-type="string">
            <text:p>https://www.farnell.com/datasheets/3118352.pdf</text:p>
          </table:table-cell>
          <table:table-cell office:value-type="currency" office:currency="GBP" office:value="0.157" calcext:value-type="currency">
            <text:p>£0.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 table:formula="of:=[.F22]*MAX([.G22]+[.H22]+[.I22];[.J22])" office:value-type="currency" office:currency="GBP" office:value="0.785" calcext:value-type="currency">
            <text:p>£0.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k 0603</text:p>
          </table:table-cell>
          <table:table-cell table:style-name="ce8" office:value-type="string" calcext:value-type="string">
            <text:p>MCWR06X1001FTL</text:p>
          </table:table-cell>
          <table:table-cell office:value-type="float" office:value="2447272" calcext:value-type="float">
            <text:p>2447272</text:p>
          </table:table-cell>
          <table:table-cell/>
          <table:table-cell office:value-type="string" calcext:value-type="string">
            <text:p>https://www.farnell.com/datasheets/2860681.pdf</text:p>
          </table:table-cell>
          <table:table-cell office:value-type="currency" office:currency="GBP" office:value="0.0044" calcext:value-type="currency">
            <text:p>£0.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F23]*MAX([.G23]+[.H23]+[.I23];[.J23])" office:value-type="currency" office:currency="GBP" office:value="0.044" calcext:value-type="currency">
            <text:p>£0.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k 1206</text:p>
          </table:table-cell>
          <table:table-cell table:style-name="ce8" office:value-type="string" calcext:value-type="string">
            <text:p>MCWR12X1001FTL</text:p>
          </table:table-cell>
          <table:table-cell office:value-type="float" office:value="2447473" calcext:value-type="float">
            <text:p>2447473</text:p>
          </table:table-cell>
          <table:table-cell table:number-columns-repeated="2"/>
          <table:table-cell office:value-type="currency" office:currency="GBP" office:value="0.0122" calcext:value-type="currency">
            <text:p>£0.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" table:formula="of:=[.F24]*MAX([.G24]+[.H24]+[.I24];[.J24])" office:value-type="currency" office:currency="GBP" office:value="0.122" calcext:value-type="currency">
            <text:p>£0.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k</text:p>
          </table:table-cell>
          <table:table-cell table:style-name="ce8" office:value-type="string" calcext:value-type="string">
            <text:p>WF06P1002FTL</text:p>
          </table:table-cell>
          <table:table-cell office:value-type="float" office:value="2502802" calcext:value-type="float">
            <text:p>2502802</text:p>
          </table:table-cell>
          <table:table-cell/>
          <table:table-cell office:value-type="string" calcext:value-type="string">
            <text:p>https://www.farnell.com/datasheets/1960323.pdf</text:p>
          </table:table-cell>
          <table:table-cell office:value-type="currency" office:currency="GBP" office:value="0.0048" calcext:value-type="currency">
            <text:p>£0.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" table:formula="of:=[.F25]*MAX([.G25]+[.H25]+[.I25];[.J25])" office:value-type="currency" office:currency="GBP" office:value="0.0816" calcext:value-type="currency">
            <text:p>£0.0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33k</text:p>
          </table:table-cell>
          <table:table-cell table:style-name="ce8" office:value-type="string" calcext:value-type="string">
            <text:p>ERA3VRB3302V</text:p>
          </table:table-cell>
          <table:table-cell office:value-type="float" office:value="3602666" calcext:value-type="float">
            <text:p>3602666</text:p>
          </table:table-cell>
          <table:table-cell/>
          <table:table-cell office:value-type="string" calcext:value-type="string">
            <text:p>https://www.farnell.com/datasheets/3170174.pdf</text:p>
          </table:table-cell>
          <table:table-cell office:value-type="currency" office:currency="GBP" office:value="0.443" calcext:value-type="currency">
            <text:p>£0.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F26]*MAX([.G26]+[.H26]+[.I26];[.J26])" office:value-type="currency" office:currency="GBP" office:value="4.43" calcext:value-type="currency">
            <text:p>£4.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k</text:p>
          </table:table-cell>
          <table:table-cell table:style-name="ce8" office:value-type="string" calcext:value-type="string">
            <text:p>WF06U8202BTL</text:p>
          </table:table-cell>
          <table:table-cell office:value-type="float" office:value="2502992" calcext:value-type="float">
            <text:p>2502992</text:p>
          </table:table-cell>
          <table:table-cell/>
          <table:table-cell office:value-type="string" calcext:value-type="string">
            <text:p>https://www.farnell.com/datasheets/2341551.pdf</text:p>
          </table:table-cell>
          <table:table-cell office:value-type="currency" office:currency="GBP" office:value="0.0622" calcext:value-type="currency">
            <text:p>£0.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F27]*MAX([.G27]+[.H27]+[.I27];[.J27])" office:value-type="currency" office:currency="GBP" office:value="0.622" calcext:value-type="currency">
            <text:p>£0.6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.5k</text:p>
          </table:table-cell>
          <table:table-cell table:style-name="ce8" office:value-type="string" calcext:value-type="string">
            <text:p>WF06U1501BTL</text:p>
          </table:table-cell>
          <table:table-cell office:value-type="float" office:value="2502942" calcext:value-type="float">
            <text:p>2502942</text:p>
          </table:table-cell>
          <table:table-cell/>
          <table:table-cell office:value-type="string" calcext:value-type="string">
            <text:p>https://www.farnell.com/datasheets/2341550.pdf</text:p>
          </table:table-cell>
          <table:table-cell office:value-type="currency" office:currency="GBP" office:value="0.0688" calcext:value-type="currency">
            <text:p>£0.0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F28]*MAX([.G28]+[.H28]+[.I28];[.J28])" office:value-type="currency" office:currency="GBP" office:value="0.688" calcext:value-type="currency">
            <text:p>£0.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k</text:p>
          </table:table-cell>
          <table:table-cell table:style-name="ce8" office:value-type="string" calcext:value-type="string">
            <text:p>CPF-A-0603B30KE1</text:p>
          </table:table-cell>
          <table:table-cell office:value-type="float" office:value="2483916" calcext:value-type="float">
            <text:p>2483916</text:p>
          </table:table-cell>
          <table:table-cell/>
          <table:table-cell office:value-type="string" calcext:value-type="string">
            <text:p>https://www.farnell.com/datasheets/1935020.pdf</text:p>
          </table:table-cell>
          <table:table-cell office:value-type="currency" office:currency="GBP" office:value="0.333" calcext:value-type="currency">
            <text:p>£0.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F29]*MAX([.G29]+[.H29]+[.I29];[.J29])" office:value-type="currency" office:currency="GBP" office:value="0.333" calcext:value-type="currency">
            <text:p>£0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3k (0805)</text:p>
          </table:table-cell>
          <table:table-cell table:style-name="ce10" office:value-type="string" calcext:value-type="string">
            <text:p>MCWF08R4533BTL</text:p>
          </table:table-cell>
          <table:table-cell office:value-type="float" office:value="2337864" calcext:value-type="float">
            <text:p>2337864</text:p>
          </table:table-cell>
          <table:table-cell/>
          <table:table-cell office:value-type="string" calcext:value-type="string">
            <text:p>https://www.farnell.com/datasheets/2860647.pdf</text:p>
          </table:table-cell>
          <table:table-cell office:value-type="currency" office:currency="GBP" office:value="0.164" calcext:value-type="currency">
            <text:p>£0.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1" table:formula="of:=[.F30]*MAX([.G30]+[.H30]+[.I30];[.J30])" office:value-type="currency" office:currency="GBP" office:value="4.92" calcext:value-type="currency">
            <text:p>£4.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0k (0805)</text:p>
          </table:table-cell>
          <table:table-cell table:style-name="ce8" office:value-type="string" calcext:value-type="string">
            <text:p>MCWF08R5603BTL</text:p>
          </table:table-cell>
          <table:table-cell office:value-type="float" office:value="2337914" calcext:value-type="float">
            <text:p>2337914</text:p>
          </table:table-cell>
          <table:table-cell/>
          <table:table-cell office:value-type="string" calcext:value-type="string">
            <text:p>https://www.farnell.com/datasheets/2860647.pdf</text:p>
          </table:table-cell>
          <table:table-cell office:value-type="currency" office:currency="GBP" office:value="0.152" calcext:value-type="currency">
            <text:p>£0.1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1" table:formula="of:=[.F31]*MAX([.G31]+[.H31]+[.I31];[.J31])" office:value-type="currency" office:currency="GBP" office:value="1.52" calcext:value-type="currency">
            <text:p>£1.5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8" office:value-type="string" calcext:value-type="string">
            <text:p>WF06U1003BTL</text:p>
          </table:table-cell>
          <table:table-cell office:value-type="float" office:value="2502938" calcext:value-type="float">
            <text:p>2502938</text:p>
          </table:table-cell>
          <table:table-cell/>
          <table:table-cell office:value-type="string" calcext:value-type="string">
            <text:p>https://www.farnell.com/datasheets/2341550.pdf</text:p>
          </table:table-cell>
          <table:table-cell office:value-type="currency" office:currency="GBP" office:value="0.0677" calcext:value-type="currency">
            <text:p>£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" table:formula="of:=[.F32]*MAX([.G32]+[.H32]+[.I32];[.J32])" office:value-type="currency" office:currency="GBP" office:value="0.677" calcext:value-type="currency">
            <text:p>£0.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.1M</text:p>
          </table:table-cell>
          <table:table-cell table:style-name="ce8" office:value-type="string" calcext:value-type="string">
            <text:p>MC0063W060315M10</text:p>
          </table:table-cell>
          <table:table-cell office:value-type="float" office:value="2141614" calcext:value-type="float">
            <text:p>2141614</text:p>
          </table:table-cell>
          <table:table-cell/>
          <table:table-cell office:value-type="string" calcext:value-type="string">
            <text:p>https://www.farnell.com/datasheets/1788326.pdf</text:p>
          </table:table-cell>
          <table:table-cell office:value-type="currency" office:currency="GBP" office:value="0.001" calcext:value-type="currency">
            <text:p>£0.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F33]*MAX([.G33]+[.H33]+[.I33];[.J33])" office:value-type="currency" office:currency="GBP" office:value="0.001" calcext:value-type="currency">
            <text:p>£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0k</text:p>
          </table:table-cell>
          <table:table-cell table:style-name="ce8" office:value-type="string" calcext:value-type="string">
            <text:p>MCWR06X4703FTL</text:p>
          </table:table-cell>
          <table:table-cell office:value-type="float" office:value="2447373" calcext:value-type="float">
            <text:p>2447373</text:p>
          </table:table-cell>
          <table:table-cell/>
          <table:table-cell office:value-type="string" calcext:value-type="string">
            <text:p>https://www.farnell.com/datasheets/2860681.pdf</text:p>
          </table:table-cell>
          <table:table-cell office:value-type="currency" office:currency="GBP" office:value="0.004" calcext:value-type="currency">
            <text:p>£0.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1" table:formula="of:=[.F34]*MAX([.G34]+[.H34]+[.I34];[.J34])" office:value-type="currency" office:currency="GBP" office:value="0.04" calcext:value-type="currency">
            <text:p>£0.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k</text:p>
          </table:table-cell>
          <table:table-cell table:style-name="ce8" office:value-type="string" calcext:value-type="string">
            <text:p>CRG0603F47K</text:p>
          </table:table-cell>
          <table:table-cell office:value-type="float" office:value="3399581" calcext:value-type="float">
            <text:p>3399581</text:p>
          </table:table-cell>
          <table:table-cell/>
          <table:table-cell office:value-type="string" calcext:value-type="string">
            <text:p>https://www.farnell.com/datasheets/2790373.pdf</text:p>
          </table:table-cell>
          <table:table-cell office:value-type="currency" office:currency="GBP" office:value="0.003" calcext:value-type="currency">
            <text:p>£0.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F35]*MAX([.G35]+[.H35]+[.I35];[.J35])" office:value-type="currency" office:currency="GBP" office:value="0.03" calcext:value-type="currency">
            <text:p>£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3k</text:p>
          </table:table-cell>
          <table:table-cell table:style-name="ce8" office:value-type="string" calcext:value-type="string">
            <text:p>CRG0603F3K3</text:p>
          </table:table-cell>
          <table:table-cell office:value-type="float" office:value="3399579" calcext:value-type="float">
            <text:p>3399579</text:p>
          </table:table-cell>
          <table:table-cell/>
          <table:table-cell office:value-type="string" calcext:value-type="string">
            <text:p>https://www.farnell.com/datasheets/2790373.pdf</text:p>
          </table:table-cell>
          <table:table-cell office:value-type="currency" office:currency="GBP" office:value="0.003" calcext:value-type="currency">
            <text:p>£0.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" table:formula="of:=[.F36]*MAX([.G36]+[.H36]+[.I36];[.J36])" office:value-type="currency" office:currency="GBP" office:value="0.03" calcext:value-type="currency">
            <text:p>£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rmistor</text:p>
          </table:table-cell>
          <table:table-cell table:style-name="ce8" office:value-type="string" calcext:value-type="string">
            <text:p>NCU18WF104J60RB</text:p>
          </table:table-cell>
          <table:table-cell office:value-type="float" office:value="3471633" calcext:value-type="float">
            <text:p>3471633</text:p>
          </table:table-cell>
          <table:table-cell/>
          <table:table-cell office:value-type="string" calcext:value-type="string">
            <text:p>https://www.farnell.com/datasheets/3007002.pdf</text:p>
          </table:table-cell>
          <table:table-cell office:value-type="currency" office:currency="GBP" office:value="0.077" calcext:value-type="currency">
            <text:p>£0.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F37]*MAX([.G37]+[.H37]+[.I37];[.J37])" office:value-type="currency" office:currency="GBP" office:value="0.77" calcext:value-type="currency">
            <text:p>£0.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-amp</text:p>
          </table:table-cell>
          <table:table-cell table:style-name="ce8" office:value-type="string" calcext:value-type="string">
            <text:p>TLV274DR2G</text:p>
          </table:table-cell>
          <table:table-cell office:value-type="float" office:value="3588895" calcext:value-type="float">
            <text:p>3588895</text:p>
          </table:table-cell>
          <table:table-cell/>
          <table:table-cell office:value-type="string" calcext:value-type="string">
            <text:p>https://www.onsemi.com/pub/Collateral/TLV271-D.PDF</text:p>
          </table:table-cell>
          <table:table-cell office:value-type="currency" office:currency="GBP" office:value="1.02" calcext:value-type="currency">
            <text:p>£1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table:formula="of:=[.F38]*MAX([.G38]+[.H38]+[.I38];[.J38])" office:value-type="currency" office:currency="GBP" office:value="5.1" calcext:value-type="currency">
            <text:p>£5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x Schmitt inverter</text:p>
          </table:table-cell>
          <table:table-cell table:style-name="ce8" office:value-type="string" calcext:value-type="string">
            <text:p>HCF40106YM013TR</text:p>
          </table:table-cell>
          <table:table-cell office:value-type="float" office:value="2762696" calcext:value-type="float">
            <text:p>2762696</text:p>
          </table:table-cell>
          <table:table-cell/>
          <table:table-cell office:value-type="string" calcext:value-type="string">
            <text:p>https://www.farnell.com/datasheets/1790272.pdf</text:p>
          </table:table-cell>
          <table:table-cell office:value-type="currency" office:currency="GBP" office:value="0.539" calcext:value-type="currency">
            <text:p>£0.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" table:formula="of:=[.F39]*MAX([.G39]+[.H39]+[.I39];[.J39])" office:value-type="currency" office:currency="GBP" office:value="2.695" calcext:value-type="currency">
            <text:p>£2.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arator</text:p>
          </table:table-cell>
          <table:table-cell table:style-name="ce8" office:value-type="string" calcext:value-type="string">
            <text:p>LM339DR2G</text:p>
          </table:table-cell>
          <table:table-cell office:value-type="float" office:value="1651910" calcext:value-type="float">
            <text:p>1651910</text:p>
          </table:table-cell>
          <table:table-cell/>
          <table:table-cell office:value-type="string" calcext:value-type="string">
            <text:p>https://www.farnell.com/datasheets/2353742.pdf</text:p>
          </table:table-cell>
          <table:table-cell office:value-type="currency" office:currency="GBP" office:value="0.509" calcext:value-type="currency">
            <text:p>£0.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1" table:formula="of:=[.F40]*MAX([.G40]+[.H40]+[.I40];[.J40])" office:value-type="currency" office:currency="GBP" office:value="2.545" calcext:value-type="currency">
            <text:p>£2.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ip-flop</text:p>
          </table:table-cell>
          <table:table-cell table:style-name="ce8" office:value-type="string" calcext:value-type="string">
            <text:p>CD4013BM96G4</text:p>
          </table:table-cell>
          <table:table-cell office:value-type="float" office:value="3119949" calcext:value-type="float">
            <text:p>3119949</text:p>
          </table:table-cell>
          <table:table-cell table:number-columns-repeated="2"/>
          <table:table-cell office:value-type="currency" office:currency="GBP" office:value="0.55" calcext:value-type="currency">
            <text:p>£0.5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table:formula="of:=[.F41]*MAX([.G41]+[.H41]+[.I41];[.J41])" office:value-type="currency" office:currency="GBP" office:value="1.1" calcext:value-type="currency">
            <text:p>£1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 gate</text:p>
          </table:table-cell>
          <table:table-cell table:style-name="ce8" office:value-type="string" calcext:value-type="string">
            <text:p>CD4071BM</text:p>
          </table:table-cell>
          <table:table-cell office:value-type="float" office:value="3006431" calcext:value-type="float">
            <text:p>3006431</text:p>
          </table:table-cell>
          <table:table-cell/>
          <table:table-cell office:value-type="string" calcext:value-type="string">
            <text:p>https://www.farnell.com/datasheets/1878535.pdf</text:p>
          </table:table-cell>
          <table:table-cell office:value-type="currency" office:currency="GBP" office:value="0.498" calcext:value-type="currency">
            <text:p>£0.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table:formula="of:=[.F42]*MAX([.G42]+[.H42]+[.I42];[.J42])" office:value-type="currency" office:currency="GBP" office:value="0.996" calcext:value-type="currency">
            <text:p>£1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5k</text:p>
          </table:table-cell>
          <table:table-cell office:value-type="string" calcext:value-type="string">
            <text:p>WF08U1053BTL</text:p>
          </table:table-cell>
          <table:table-cell office:value-type="float" office:value="2670115" calcext:value-type="float">
            <text:p>2670115</text:p>
          </table:table-cell>
          <table:table-cell table:number-columns-repeated="2"/>
          <table:table-cell office:value-type="currency" office:currency="GBP" office:value="0.0934" calcext:value-type="currency">
            <text:p>£0.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F43]*MAX([.G43]+[.H43]+[.I43];[.J43])" office:value-type="currency" office:currency="GBP" office:value="0.934" calcext:value-type="currency">
            <text:p>£0.9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31.6k</text:p>
          </table:table-cell>
          <table:table-cell office:value-type="string" calcext:value-type="string">
            <text:p>MCWF06R3162BTL</text:p>
          </table:table-cell>
          <table:table-cell office:value-type="float" office:value="2337131" calcext:value-type="float">
            <text:p>2337131</text:p>
          </table:table-cell>
          <table:table-cell table:number-columns-repeated="2"/>
          <table:table-cell office:value-type="currency" office:currency="GBP" office:value="0.106" calcext:value-type="currency">
            <text:p>£0.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F44]*MAX([.G44]+[.H44]+[.I44];[.J44])" office:value-type="currency" office:currency="GBP" office:value="1.06" calcext:value-type="currency">
            <text:p>£1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8k</text:p>
          </table:table-cell>
          <table:table-cell office:value-type="string" calcext:value-type="string">
            <text:p>MCTC0525B3483T5G</text:p>
          </table:table-cell>
          <table:table-cell office:value-type="float" office:value="1576077" calcext:value-type="float">
            <text:p>1576077</text:p>
          </table:table-cell>
          <table:table-cell table:number-columns-repeated="2"/>
          <table:table-cell office:value-type="currency" office:currency="GBP" office:value="0.0243" calcext:value-type="currency">
            <text:p>£0.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F45]*MAX([.G45]+[.H45]+[.I45];[.J45])" office:value-type="currency" office:currency="GBP" office:value="0.0243" calcext:value-type="currency">
            <text:p>£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r</text:p>
          </table:table-cell>
          <table:table-cell office:value-type="string" calcext:value-type="string">
            <text:p>MCSR06X82R0FTL</text:p>
          </table:table-cell>
          <table:table-cell office:value-type="float" office:value="2074314" calcext:value-type="float">
            <text:p>2074314</text:p>
          </table:table-cell>
          <table:table-cell table:number-columns-repeated="2"/>
          <table:table-cell office:value-type="currency" office:currency="GBP" office:value="0.0086" calcext:value-type="currency">
            <text:p>£0.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F46]*MAX([.G46]+[.H46]+[.I46];[.J46])" office:value-type="currency" office:currency="GBP" office:value="0.086" calcext:value-type="currency">
            <text:p>£0.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0k</text:p>
          </table:table-cell>
          <table:table-cell office:value-type="string" calcext:value-type="string">
            <text:p>MCWF08U1503BTL</text:p>
          </table:table-cell>
          <table:table-cell office:value-type="float" office:value="2694207" calcext:value-type="float">
            <text:p>2694207</text:p>
          </table:table-cell>
          <table:table-cell table:number-columns-repeated="2"/>
          <table:table-cell office:value-type="currency" office:currency="GBP" office:value="0.167" calcext:value-type="currency">
            <text:p>£0.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F47]*MAX([.G47]+[.H47]+[.I47];[.J47])" office:value-type="currency" office:currency="GBP" office:value="1.67" calcext:value-type="currency">
            <text:p>£1.6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oltage reference</text:p>
          </table:table-cell>
          <table:table-cell office:value-type="string" calcext:value-type="string">
            <text:p>TL431ACDT</text:p>
          </table:table-cell>
          <table:table-cell office:value-type="float" office:value="2463970" calcext:value-type="float">
            <text:p>2463970</text:p>
          </table:table-cell>
          <table:table-cell table:number-columns-repeated="2"/>
          <table:table-cell office:value-type="currency" office:currency="GBP" office:value="0.357" calcext:value-type="currency">
            <text:p>£0.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 table:formula="of:=[.F48]*MAX([.G48]+[.H48]+[.I48];[.J48])" office:value-type="currency" office:currency="GBP" office:value="1.785" calcext:value-type="currency">
            <text:p>£1.7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tentiometer</text:p>
          </table:table-cell>
          <table:table-cell office:value-type="string" calcext:value-type="string">
            <text:p>3296W-1-504LF</text:p>
          </table:table-cell>
          <table:table-cell office:value-type="float" office:value="9353313" calcext:value-type="float">
            <text:p>9353313</text:p>
          </table:table-cell>
          <table:table-cell/>
          <table:table-cell office:value-type="string" calcext:value-type="string">
            <text:p>https://www.farnell.com/datasheets/2061261.pdf</text:p>
          </table:table-cell>
          <table:table-cell office:value-type="currency" office:currency="GBP" office:value="2.19" calcext:value-type="currency">
            <text:p>£2.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F49]*MAX([.G49]+[.H49]+[.I49];[.J49])" office:value-type="currency" office:currency="GBP" office:value="2.19" calcext:value-type="currency">
            <text:p>£2.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t red LED</text:p>
          </table:table-cell>
          <table:table-cell office:value-type="string" calcext:value-type="string">
            <text:p>150283RS73103</text:p>
          </table:table-cell>
          <table:table-cell office:value-type="float" office:value="3408631" calcext:value-type="float">
            <text:p>3408631</text:p>
          </table:table-cell>
          <table:table-cell table:number-columns-repeated="2"/>
          <table:table-cell office:value-type="currency" office:currency="GBP" office:value="0.663" calcext:value-type="currency">
            <text:p>£0.6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1" table:formula="of:=[.F50]*MAX([.G50]+[.H50]+[.I50];[.J50])" office:value-type="currency" office:currency="GBP" office:value="1.326" calcext:value-type="currency">
            <text:p>£1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t green LED</text:p>
          </table:table-cell>
          <table:table-cell office:value-type="string" calcext:value-type="string">
            <text:p>150283GS73103</text:p>
          </table:table-cell>
          <table:table-cell office:value-type="float" office:value="3408634" calcext:value-type="float">
            <text:p>3408634</text:p>
          </table:table-cell>
          <table:table-cell table:number-columns-repeated="2"/>
          <table:table-cell office:value-type="currency" office:currency="GBP" office:value="0.705" calcext:value-type="currency">
            <text:p>£0.7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1" table:formula="of:=[.F51]*MAX([.G51]+[.H51]+[.I51];[.J51])" office:value-type="currency" office:currency="GBP" office:value="1.41" calcext:value-type="currency">
            <text:p>£1.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r 2512</text:p>
          </table:table-cell>
          <table:table-cell office:value-type="string" calcext:value-type="string">
            <text:p>CRM2512-JW-820ELF</text:p>
          </table:table-cell>
          <table:table-cell office:value-type="float" office:value="2908507" calcext:value-type="float">
            <text:p>2908507</text:p>
          </table:table-cell>
          <table:table-cell table:number-columns-repeated="2"/>
          <table:table-cell office:value-type="currency" office:currency="GBP" office:value="0.193" calcext:value-type="currency">
            <text:p>£0.1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F52]*MAX([.G52]+[.H52]+[.I52];[.J52])" office:value-type="currency" office:currency="GBP" office:value="1.93" calcext:value-type="currency">
            <text:p>£1.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r 2512</text:p>
          </table:table-cell>
          <table:table-cell office:value-type="string" calcext:value-type="string">
            <text:p>MCHP122WF270JT4E</text:p>
          </table:table-cell>
          <table:table-cell office:value-type="float" office:value="2426565" calcext:value-type="float">
            <text:p>2426565</text:p>
          </table:table-cell>
          <table:table-cell table:number-columns-repeated="2"/>
          <table:table-cell office:value-type="currency" office:currency="GBP" office:value="0.265" calcext:value-type="currency">
            <text:p>£0.2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F53]*MAX([.G53]+[.H53]+[.I53];[.J53])" office:value-type="currency" office:currency="GBP" office:value="2.65" calcext:value-type="currency">
            <text:p>£2.6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D gate</text:p>
          </table:table-cell>
          <table:table-cell office:value-type="string" calcext:value-type="string">
            <text:p>CD4081BM96</text:p>
          </table:table-cell>
          <table:table-cell office:value-type="float" office:value="3120149" calcext:value-type="float">
            <text:p>3120149</text:p>
          </table:table-cell>
          <table:table-cell table:number-columns-repeated="2"/>
          <table:table-cell office:value-type="currency" office:currency="GBP" office:value="0.568" calcext:value-type="currency">
            <text:p>£0.5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 table:formula="of:=[.F54]*MAX([.G54]+[.H54]+[.I54];[.J54])" office:value-type="currency" office:currency="GBP" office:value="2.84" calcext:value-type="currency">
            <text:p>£2.8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11" table:formula="of:=SUM([.K2:.K54])" office:value-type="currency" office:currency="GBP" office:value="84.6419" calcext:value-type="currency">
            <text:p>£84.64</text:p>
          </table:table-cell>
          <table:table-cell table:number-columns-repeated="101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2:39:09.6846104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0:12:32.723238538</meta:creation-date>
    <dc:date>2022-05-18T12:55:05.240538575</dc:date>
    <meta:editing-duration>PT22H34M55S</meta:editing-duration>
    <meta:editing-cycles>56</meta:editing-cycles>
    <meta:generator>LibreOffice/7.2.6.2$Linux_X86_64 LibreOffice_project/20$Build-2</meta:generator>
    <meta:document-statistic meta:table-count="1" meta:cell-count="437" meta:object-count="0"/>
  </office:meta>
</office:document-meta>
</file>